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0">
        <text:h text:style-name="Heading_20_4" text:outline-level="4">Tags:</text:h>
        <text:p text:style-name="Textkörper_20_Einrückung_20_Organon">Tags will be shown by activating the checkbox. Empty space will be shown between the symbol and the text of a node. By doubleclick the tags can be edited.</text:p>
        <text:p text:style-name="Textkörper_20_Einrückung_20_Organon">Tag2 (user defined symbol) and Tag3 (scientific counting) are not implemented ye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42" meta:character-count="241"/>
    <dc:date>2015-05-09T19:32:19.29</dc:date>
    <meta:editing-duration>P0D</meta:editing-duration>
    <meta:editing-cycles>1</meta:editing-cycles>
    <meta:generator>OpenOffice/4.1.1$Win32 OpenOffice.org_project/411m6$Build-9775</meta:generator>
  </office:meta>
</office:document-meta>
</file>